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3a591" officeooo:paragraph-rsid="0003a591"/>
    </style:style>
    <style:style style:name="P3" style:family="paragraph" style:parent-style-name="Standard">
      <style:text-properties style:text-underline-style="solid" style:text-underline-width="auto" style:text-underline-color="font-color" officeooo:rsid="0003a591" officeooo:paragraph-rsid="0003a591"/>
    </style:style>
    <style:style style:name="P4" style:family="paragraph" style:parent-style-name="Standard">
      <style:text-properties style:text-underline-style="solid" style:text-underline-width="auto" style:text-underline-color="font-color" officeooo:rsid="0004052a" officeooo:paragraph-rsid="0004052a"/>
    </style:style>
    <style:style style:name="P5" style:family="paragraph" style:parent-style-name="Standard">
      <style:text-properties style:text-underline-style="solid" style:text-underline-width="auto" style:text-underline-color="font-color" officeooo:rsid="0004052a" officeooo:paragraph-rsid="000565c0"/>
    </style:style>
    <style:style style:name="P6" style:family="paragraph" style:parent-style-name="Standard">
      <style:text-properties style:text-underline-style="solid" style:text-underline-width="auto" style:text-underline-color="font-color" officeooo:rsid="000565c0" officeooo:paragraph-rsid="000565c0"/>
    </style:style>
    <style:style style:name="P7" style:family="paragraph" style:parent-style-name="Standard">
      <style:text-properties fo:font-weight="normal" officeooo:rsid="0003a591" officeooo:paragraph-rsid="0003a59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3a591" officeooo:paragraph-rsid="0003a59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052a" officeooo:paragraph-rsid="000565c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a591" style:font-weight-asian="bold" style:font-weight-complex="bold"/>
    </style:style>
    <style:style style:name="T3" style:family="text">
      <style:text-properties fo:font-weight="bold" officeooo:rsid="0004052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a591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4052a" style:font-weight-asian="normal" style:font-weight-complex="normal"/>
    </style:style>
    <style:style style:name="T8" style:family="text">
      <style:text-properties style:text-underline-style="none" fo:font-weight="normal" officeooo:rsid="000565c0" style:font-weight-asian="normal" style:font-weight-complex="normal"/>
    </style:style>
    <style:style style:name="T9" style:family="text">
      <style:text-properties style:text-underline-style="none" fo:font-weight="normal" officeooo:rsid="000638c4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0565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bjetivo es poder entrar en cualquier ordenador con Windows.</text:p>
      <text:p text:style-name="Standard">Para lograrlo debemos cambiar el archivo <text:span text:style-name="T1">utilman.exe </text:span><text:span text:style-name="T4">por </text:span><text:span text:style-name="T2">cmd.exe</text:span><text:span text:style-name="T5"> y se hace de la siguiente </text:span></text:p>
      <text:p text:style-name="P7">manera:</text:p>
      <text:p text:style-name="P7"/>
      <text:p text:style-name="P2"><text:span text:style-name="T4">Necesitaremos un archivo </text:span><text:span text:style-name="T1">.iso de instalación de Windo</text:span><text:span text:style-name="T3">ws</text:span><text:span text:style-name="T4">, puedes tener el instalador en un pen </text:span></text:p>
      <text:p text:style-name="P7">drive, con Ventoy, por ejemplo. En ese pen drive puedes tener más .iso si así lo quieres, no dará </text:p>
      <text:p text:style-name="P7">problemas.</text:p>
      <text:p text:style-name="P7"/>
      <text:p text:style-name="P3"><text:span text:style-name="T4">Paso1</text:span><text:span text:style-name="T6">: Ir a la BIOS / EFI del ordenador en cuestión, dependiendo </text:span><text:span text:style-name="T9">d</text:span><text:span text:style-name="T6">el modelo puede que sea </text:span></text:p>
      <text:p text:style-name="P3"><text:span text:style-name="T6">manteni</text:span><text:span text:style-name="T7">e</text:span><text:span text:style-name="T6">ndo F2, F10, </text:span><text:span text:style-name="T9">o F12</text:span><text:span text:style-name="T6"> mientras se reinicia, en caso de macbook es la tecla option.</text:span></text:p>
      <text:p text:style-name="P8"/>
      <text:p text:style-name="P3"><text:span text:style-name="T4">Paso2</text:span><text:span text:style-name="T6">: Una vez en la BIOS, debemos ir al apartado “BOOT”, en él hemos de cambiar el orden de </text:span></text:p>
      <text:p text:style-name="P3"><text:span text:style-name="T6">arranque (“Boot priority order”) dejando como primero en arrancarse nuestro USB con el archivo .iso de instalación de </text:span><text:span text:style-name="T7">W</text:span><text:span text:style-name="T6">indows. Al iniciar el ordenador, lo hará primero desde el USB.</text:span></text:p>
      <text:p text:style-name="P8"/>
      <text:p text:style-name="P4"><text:span text:style-name="T4">Paso3</text:span><text:span text:style-name="T6">: Al estar en la ventana de instalación de Windows pulsamos </text:span><text:span text:style-name="T10">shift + F10</text:span><text:span text:style-name="T6">, lo que nos abrirá una terminal con permisos de administrador, en ella escribiremos </text:span><text:span text:style-name="T10">diskpart</text:span><text:span text:style-name="T6"> y luego </text:span><text:span text:style-name="T10">list volume</text:span><text:span text:style-name="T6">, lo que nos mostrará todos los discos conectados, nos fijaremos en el disco duro integrado del </text:span></text:p>
      <text:p text:style-name="P4"><text:span text:style-name="T6">ordenador, salimos escribiendo “exit”. Si, por ejemplo, es el C, escribiremos </text:span><text:span text:style-name="T10">C:</text:span><text:span text:style-name="T6">, luego </text:span><text:span text:style-name="T10">cd windows</text:span><text:span text:style-name="T6">, después </text:span><text:span text:style-name="T10">cd system32</text:span><text:span text:style-name="T6">, una vez aquí debemos hacer una copia de utilman.exe y de cmd.exe (</text:span><text:span text:style-name="T10">copy cmd.exe cmd1.exe</text:span><text:span text:style-name="T6">) (</text:span><text:span text:style-name="T10">copy utilman.exe utilman1.exe</text:span><text:span text:style-name="T6">), gracias a esto tendremos una copia de ambos </text:span><text:span text:style-name="T9">para no perderlos en caso de que algo salga mal</text:span><text:span text:style-name="T6">. Una vez hecho esto copiaremos la cmd a utilman.exe (</text:span><text:span text:style-name="T10">copy cmd.exe utilman.exe</text:span><text:span text:style-name="T6">)</text:span></text:p>
      <text:p text:style-name="P9"><text:s/></text:p>
      <text:p text:style-name="P5"><text:span text:style-name="T8">Quitamos el pen drive y volvemos a encender el ordenador, entonces al pulsar en el apartado de utilman.exe se nos abrirá una terminal con permisos de administrador. En ella cambiaremos la contraseña de la siguiente manera: (</text:span><text:span text:style-name="T11">net user “Nombre_Usuario” contraseña</text:span><text:span text:style-name="T8">).</text:span></text:p>
      <text:p text:style-name="P6"><text:span text:style-name="T6">Listo, ya hemos entrad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4T21:40:40.872000000</dc:date>
    <meta:editing-duration>PT5M27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5" meta:word-count="300" meta:character-count="1799" meta:non-whitespace-character-count="1506"/>
  </office:meta>
</office:document-meta>
</file>